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51e34" officeooo:paragraph-rsid="00051e34"/>
    </style:style>
    <style:style style:name="P2" style:family="paragraph" style:parent-style-name="Standard">
      <style:text-properties officeooo:paragraph-rsid="00051e34"/>
    </style:style>
    <style:style style:name="T1" style:family="text">
      <style:text-properties officeooo:rsid="00051e34"/>
    </style:style>
    <style:style style:name="T2" style:family="text">
      <style:text-properties style:font-name="Khmer OS" officeooo:rsid="00051e34"/>
    </style:style>
    <style:style style:name="T3" style:family="text">
      <style:text-properties style:font-name="Khmer OS" officeooo:rsid="000620cf"/>
    </style:style>
    <style:style style:name="T4" style:family="text">
      <style:text-properties officeooo:rsid="00062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E4</text:p>
      <text:p text:style-name="P1"/>
      <text:p text:style-name="P1">1. extraordinary</text:p>
      <text:p text:style-name="P1">2. flavor</text:p>
      <text:p text:style-name="P1">3. sample</text:p>
      <text:p text:style-name="P2"><text:span text:style-name="T2">4. </text:span><text:span text:style-name="T3">operate</text:span></text:p>
      <text:p text:style-name="P1">5. amusement park</text:p>
      <text:p text:style-name="P1">6. strategy</text:p>
      <text:p text:style-name="P1">7. design</text:p>
      <text:p text:style-name="P1">8. self-assessment</text:p>
      <text:p text:style-name="P1">9. investigate</text:p>
      <text:p text:style-name="P1">10. excel</text:p>
      <text:p text:style-name="P1">11. career – counselor</text:p>
      <text:p text:style-name="P1">12. value</text:p>
      <text:p text:style-name="P1">13. profile</text:p>
      <text:p text:style-name="P1">14. consider</text:p>
      <text:p text:style-name="P1">15. proce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9T07:56:29.683925242</dc:date>
    <meta:editing-duration>PT10M2S</meta:editing-duration>
    <meta:editing-cycles>4</meta:editing-cycles>
    <meta:document-statistic meta:table-count="0" meta:image-count="0" meta:object-count="0" meta:page-count="1" meta:paragraph-count="17" meta:word-count="37" meta:character-count="213" meta:non-whitespace-character-count="192"/>
  </office:meta>
</office:document-meta>
</file>